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496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3.3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Default" office:value-type="string">
            <text:p>Leer el artículo “No hay balas de plata: Lo esencial y lo accidental en la Ingeniería del Software”</text:p>
          </table:table-cell>
          <table:table-cell table:style-name="ce3" office:value-type="date" office:date-value="2013-03-24">
            <text:p>24/03/13</text:p>
          </table:table-cell>
          <table:table-cell office:value-type="string">
            <text:p>3 horas</text:p>
          </table:table-cell>
          <table:table-cell office:value-type="string">
            <text:p>2 horas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Escribir la funcion es_palíndromo y sus pruebas uniitarias</text:p>
          </table:table-cell>
          <table:table-cell table:style-name="ce3" office:value-type="date" office:date-value="2013-04-01">
            <text:p>01/04/13</text:p>
          </table:table-cell>
          <table:table-cell office:value-type="string">
            <text:p>30min</text:p>
          </table:table-cell>
          <table:table-cell office:value-type="string">
            <text:p>45min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Escribir la funcion es_de_fibonacci y sus pruebas uniitarias</text:p>
          </table:table-cell>
          <table:table-cell table:style-name="ce3" office:value-type="date" office:date-value="2013-04-01">
            <text:p>01/04/13</text:p>
          </table:table-cell>
          <table:table-cell office:value-type="string">
            <text:p>30min</text:p>
          </table:table-cell>
          <table:table-cell office:value-type="string">
            <text:p>25min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Programar un ahorcado con sus respectivos tests usando rspec</text:p>
          </table:table-cell>
          <table:table-cell table:style-name="ce3" office:value-type="date" office:date-value="2012-04-06">
            <text:p>06/04/12</text:p>
          </table:table-cell>
          <table:table-cell office:value-type="string">
            <text:p>1,5 horas</text:p>
          </table:table-cell>
          <table:table-cell office:value-type="string">
            <text:p>2 horas</text:p>
          </table:table-cell>
        </table:table-row>
        <table:table-row table:style-name="ro3" table:number-rows-repeated="1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o </meta:initial-creator>
    <meta:creation-date>2013-03-22T02:27:27</meta:creation-date>
    <meta:generator>LibreOffice/3.5$Linux_X86_64 LibreOffice_project/350m1$Build-2</meta:generator>
    <dc:date>2013-04-11T05:10:27</dc:date>
    <dc:creator>Mariano </dc:creator>
    <meta:editing-duration>P0D</meta:editing-duration>
    <meta:editing-cycles>6</meta:editing-cycles>
    <meta:document-statistic meta:table-count="3" meta:cell-count="25" meta:object-count="0"/>
  </office:meta>
</office:document-meta>
</file>